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2" style:family="paragraph" style:parent-style-name="Standard">
      <style:text-properties fo:font-size="15pt" style:font-size-asian="15pt" style:font-size-complex="15pt"/>
    </style:style>
    <style:style style:name="P23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5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8" style:family="paragraph" style:parent-style-name="Standard">
      <style:text-properties fo:font-size="14.5pt" style:font-size-asian="14.5pt" style:font-size-complex="14.5pt"/>
    </style:style>
    <style:style style:name="P29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30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3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22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22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22"><text:soft-page-break/><text:span text:style-name="T7">Wed Oct 31, 2018 </text:span><text:span text:style-name="T8">4.2 miles</text:span></text:p>
      <text:p text:style-name="P24">Warmup: <text:span text:style-name="T3">1 mile in 9:45 </text:span></text:p>
      <text:p text:style-name="P25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2"><text:span text:style-name="T8">Warmdown: </text:span><text:span text:style-name="T7">0.8 mile jog</text:span> </text:p>
      <text:p text:style-name="P22"/>
      <text:p text:style-name="P23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21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7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28">Mon July 29, 2019 <text:span text:style-name="T2">4.3 miles</text:span></text:p>
      <text:p text:style-name="P28">I ran with our running group on the Greendale Cemetery 510 meter loop.</text:p>
      <text:p text:style-name="P29">Warmup: <text:span text:style-name="T3">1.3 miles</text:span></text:p>
      <text:p text:style-name="P29">Run: <text:span text:style-name="T3">1 x 200m (54s mainly downhill) and jog 300m</text:span></text:p>
      <text:p text:style-name="P30">5 x 510m with about a 300m jog between the runs</text:p>
      <text:p text:style-name="P30">My times: 2:34, 2:34, 2:29, 2:30, 2:21</text:p>
      <text:p text:style-name="P29">Warm down:<text:span text:style-name="T3"> 510m jog</text:span></text:p>
      <text:p text:style-name="P30"/>
      <text:p text:style-name="P27"><text:span text:style-name="T3">Sat Aug 3, 2019 </text:span><text:span text:style-name="T2">5.8 miles</text:span></text:p>
      <text:p text:style-name="P15">I ran with our running group in Greendale Cemetery. <text:s/></text:p>
      <text:p text:style-name="P17">Warmup: <text:s/><text:span text:style-name="T3">1.3 miles</text:span></text:p>
      <text:p text:style-name="P17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7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31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7">Warm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7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7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up:</text:span> <text:s/>3 miles at various paces including 2 x 200m in 57s and 62s</text:p>
      <text:p text:style-name="P15"><text:span text:style-name="T2">Run:</text:span> 3200m in (8:00 + 8:05) = 16:05 </text:p>
      <text:p text:style-name="P15"/>
      <text:p text:style-name="P15">Wed Sept 25, 2019 <text:span text:style-name="T2">9.1 miles</text:span></text:p>
      <text:p text:style-name="P15">In the morning I walked about 0.1 mile during each mile and averaged 12:18/mile for 6 miles on hilly roads.</text:p>
      <text:p text:style-name="P15">In the afternoon I ran with 5 other runners on the high school track.</text:p>
      <text:list xml:id="list5190020700906428840" text:style-name="L1">
        <text:list-item>
          <text:list>
            <text:list-header>
              <text:p text:style-name="P32">1.75 mile warmup at about 10:00/mile and rest a few minutes</text:p>
              <text:p text:style-name="P32">1 x 200, 4 x 400, 1 x 200 with about a 350m jog after each run. <text:s/></text:p>
              <text:p text:style-name="P32">Times: 57s, 2:00, 1:58, 2:01, 1:59, 57s</text:p>
            </text:list-header>
          </text:list>
        </text:list-item>
      </text:list>
      <text:p text:style-name="P15"/>
      <text:p text:style-name="P19">Mon Sept 30, 2019 <text:span text:style-name="T2">5 miles</text:span> </text:p>
      <text:p text:style-name="P19">I ran with 4 other runners on the high school track</text:p>
      <text:p text:style-name="P19"><text:span text:style-name="T2">Warmup:</text:span> 2 miles in 10:15 + 9:34 = 19:49 and rest a few minutes</text:p>
      <text:p text:style-name="P20">Run: <text:s/><text:span text:style-name="T3">2 x 200m, 6 x 400m with a 200m jog after each. <text:s/></text:span></text:p>
      <text:p text:style-name="P19">Times: 58s, 1:02, 2:02, 2:00, 2:02, 1:54, 2:02, 1:59</text:p>
      <text:p text:style-name="P20">Warm down: <text:span text:style-name="T3">jog</text:span> <text:span text:style-name="T3">600m </text:span></text:p>
      <text:p text:style-name="P15"><text:soft-page-break/><text:span text:style-name="T3">Wed Oct 2, 2019 </text:span><text:span text:style-name="T2">4.75 miles</text:span><text:span text:style-name="T3"> <text:s text:c="2"/></text:span></text:p>
      <text:p text:style-name="P16">I ran on the high school track with 6 other runners.</text:p>
      <text:p text:style-name="P18">Warmup: <text:s/><text:span text:style-name="T3">2.25 miles at about 10:20/mile, 1 x 200 in 64s, and jog 200m</text:span></text:p>
      <text:p text:style-name="P18">Run: <text:span text:style-name="T3">2 miles in 16:11, Splits: 8:12, 7:59</text:span></text:p>
      <text:p text:style-name="P18">Warmdown: <text:span text:style-name="T3">400m jog</text:span></text:p>
      <text:p text:style-name="P16"/>
      <text:p text:style-name="P16">Mon Oct 7, 2019 <text:span text:style-name="T2">9.6 miles</text:span></text:p>
      <text:p text:style-name="P16"><text:span text:style-name="T2">In the morning I ran and walked 7 miles on hilly roads. </text:span><text:s/></text:p>
      <text:p text:style-name="P1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18">In the afternoon I ran and jogged 3.6 miles on the high school track.</text:p>
      <text:p text:style-name="P16">The workout included a 1.5 mile warm up and: 1 x 200m (66s), 1 x 400m (2:27), 1 x 800m (4:56), 1 x 400m (2:30), 1 x 200m (60s). </text:p>
      <text:p text:style-name="P16">I jogged 200m or 400m after each run, and warmed down with a 400m jog. </text:p>
      <text:p text:style-name="P16"/>
      <text:p text:style-name="P16">Wed Oct 9, 2019 <text:span text:style-name="T2">7.75 miles</text:span></text:p>
      <text:p text:style-name="P16"><text:span text:style-name="T2">In the early afternoon I ran and walked 4 miles on hilly roads. </text:span><text:s/></text:p>
      <text:p text:style-name="P16">The first 2 miles I ran without walking and averaged 9:41/mile.</text:p>
      <text:p text:style-name="P16">The next 2 miles I walked 0.2 miles at the beginning of each ½ mile and averaged: 13:03/mile</text:p>
      <text:p text:style-name="P18">In late afternoon I ran with 6 other runners on the high school track.</text:p>
      <text:p text:style-name="P16"><text:span text:style-name="T2">Warm up:</text:span> 1.5 miles at <text:s/>about 10:00/mile and rest a few minutes</text:p>
      <text:p text:style-name="P16"><text:span text:style-name="T2">Run:</text:span> 2 x 200m in 58s and 59s and 4 x 400 in 2:03, 2:00, 1:58, 1:59</text:p>
      <text:p text:style-name="P16">We jogged 200m after each run and another 400m at the end to warm down.</text:p>
      <text:p text:style-name="P16"/>
      <text:p text:style-name="P16">Mon Oct 28, 2019 <text:span text:style-name="T2">4.5 miles</text:span> </text:p>
      <text:p text:style-name="P16">In ran on the high school track with 5 other runners.</text:p>
      <text:p text:style-name="P18">Warm up: <text:span text:style-name="T3">1.5 miles at various paces between 11 and 10 minutes per mile.</text:span></text:p>
      <text:p text:style-name="P18">Run:<text:span text:style-name="T3"> <text:s/>1 x 200m and 7 x 400m with a 200m jog between the runs.</text:span></text:p>
      <text:p text:style-name="P16">Times: 1:02, 2:16, 2:15, 2:21, 1:58, 2:27, 1:51, 2:18</text:p>
      <text:p text:style-name="P18">Warm down:<text:span text:style-name="T3"> jog 400m</text:span></text:p>
      <text:p text:style-name="P16"/>
      <text:p text:style-name="P18"><text:span text:style-name="T3">Wed Oct 30, 2019 </text:span>5 miles<text:span text:style-name="T3"> <text:s/></text:span></text:p>
      <text:p text:style-name="P16">In ran on the high school track with 5 other runners</text:p>
      <text:p text:style-name="P16"><text:span text:style-name="T2">Warm up:</text:span> 2 miles in 10:25 and 9:15. Rest 7 minutes.</text:p>
      <text:p text:style-name="P16"><text:span text:style-name="T2">Run:</text:span> 1 x 200m, 1 x 400m, 3 x 600m, 1 x 400m, 1 x 200m </text:p>
      <text:p text:style-name="P16">We jogged 300m after each 600m and 200m after all the rest.</text:p>
      <text:p text:style-name="P16">Times: 58s, 1:59, 3:00, 2:54, 2:51, 1:53, 50.6s</text:p>
      <text:p text:style-name="P16"/>
      <text:p text:style-name="P35"><text:soft-page-break/>Mon Nov 4, 2019 <text:span text:style-name="T2">4.5 miles</text:span> <text:s text:c="2"/></text:p>
      <text:p text:style-name="P35">I ran with 4 other runners on the high school track.</text:p>
      <text:p text:style-name="P34">Warm up: <text:span text:style-name="T3">1.5 miles averaging about 10:15/mile. Rest 6 minutes</text:span></text:p>
      <text:p text:style-name="P34">Run:<text:span text:style-name="T3"> 2 x 200m, 5 x 400m with about 200 to 300m jogs between the runs</text:span></text:p>
      <text:p text:style-name="P34"><text:span text:style-name="T3">Times: 1:10, 1:10, 2:21, 2:21, 2:19, 2:19, 2:10.8</text:span></text:p>
      <text:p text:style-name="P34">Warm down:<text:span text:style-name="T3"> 400m jo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11-05T13:02:45.96</dc:date>
    <dc:creator>James  Lombardi</dc:creator>
    <meta:editing-duration>P4DT12H12M49S</meta:editing-duration>
    <meta:editing-cycles>395</meta:editing-cycles>
    <meta:generator>OpenOffice/4.1.2$Win32 OpenOffice.org_project/412m3$Build-9782</meta:generator>
    <meta:document-statistic meta:table-count="0" meta:image-count="0" meta:object-count="0" meta:page-count="10" meta:paragraph-count="293" meta:word-count="3125" meta:character-count="15525"/>
  </office:meta>
</office:document-meta>
</file>